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80000035322DE79ADEB60B265.png" manifest:media-type="image/png"/>
  <manifest:file-entry manifest:full-path="Pictures/100002010000021B00000368A1E25D0EAA7D3C16.png" manifest:media-type="image/png"/>
  <manifest:file-entry manifest:full-path="Pictures/10000201000002170000034F11A19366321FFE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0.413cm"/>
    </style:style>
    <style:style style:name="pr5" style:family="presentation" style:parent-style-name="默认-title">
      <style:graphic-properties draw:textarea-vertical-align="middle" draw:auto-grow-height="true" fo:min-height="2.629cm"/>
    </style:style>
    <style:style style:name="pr6" style:family="presentation" style:parent-style-name="默认-outline1">
      <style:graphic-properties fo:min-height="8.88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公众号接口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课程简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微信公众平台提供了公众号以及小程序用于业务运营，并且可以对接开发者服务器，依靠微信的巨大用户资源，降低开发和运营的成本。</text:p>
              </text:list-item>
              <text:list-item>
                <text:p>本课程主要学习如何进行微信公众号的开发和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 text:style-name="P4">课程主要内容</text:p>
          </draw:text-box>
        </draw:frame>
        <draw:frame presentation:style-name="pr6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微信服务器与开发者服务器消息通信。</text:p>
              </text:list-item>
              <text:list-item>
                <text:p>微信公众号接口开发。</text:p>
              </text:list-item>
              <text:list-item>
                <text:p>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课程目标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了解公众号和小程序的功能以及如何使用。</text:p>
              </text:list-item>
              <text:list-item>
                <text:p>知道如何搭建开发环境进行开发工作。</text:p>
              </text:list-item>
              <text:list-item>
                <text:p>知道公众号以及小程序和开发者服务器的通信方式，并且可以设计完整的功能。</text:p>
              </text:list-item>
              <text:list-item>
                <text:p>了解云服务器环境，域名和服务器的备案流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4.4cm" svg:height="10.663cm" svg:x="1.4cm" svg:y="3.685cm" presentation:class="outline" presentation:user-transformed="true">
          <draw:text-box>
            <text:list text:style-name="L2">
              <text:list-item>
                <text:p>内容运营。</text:p>
              </text:list-item>
              <text:list-item>
                <text:p>依据微信平台提供内容服务。</text:p>
              </text:list-item>
            </text:list>
          </draw:text-box>
        </draw:frame>
        <draw:frame draw:style-name="gr2" draw:text-style-name="P6" draw:layer="layout" svg:width="9.734cm" svg:height="15.749cm" svg:x="16.127cm" svg:y="0.004cm">
          <draw:image xlink:href="Pictures/100002010000021B00000368A1E25D0EAA7D3C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3.8cm" svg:height="10.663cm" svg:x="1.4cm" svg:y="3.685cm" presentation:class="outline" presentation:user-transformed="true">
          <draw:text-box>
            <text:list text:style-name="L2">
              <text:list-item>
                <text:p>客服系统。</text:p>
              </text:list-item>
              <text:list-item>
                <text:p>使用公众号的客服系统接口可依托微信平台实现客服功能。</text:p>
              </text:list-item>
            </text:list>
          </draw:text-box>
        </draw:frame>
        <draw:frame draw:style-name="gr2" draw:text-style-name="P6" draw:layer="layout" svg:width="9.947cm" svg:height="15.749cm" svg:x="15.42cm" svg:y="0.004cm">
          <draw:image xlink:href="Pictures/10000201000002170000034F11A19366321FFE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面向场景</text:p>
          </draw:text-box>
        </draw:frame>
        <draw:frame presentation:style-name="pr4" draw:layer="layout" svg:width="15.4cm" svg:height="10.663cm" svg:x="1.4cm" svg:y="3.685cm" presentation:class="outline" presentation:user-transformed="true">
          <draw:text-box>
            <text:list text:style-name="L2">
              <text:list-item>
                <text:p>小程序代替APP。</text:p>
              </text:list-item>
              <text:list-item>
                <text:p>一些场景使用小程序可降低开发成本。</text:p>
              </text:list-item>
            </text:list>
          </draw:text-box>
        </draw:frame>
        <draw:frame draw:style-name="gr2" draw:text-style-name="P6" draw:layer="layout" svg:width="9.918cm" svg:height="15.749cm" svg:x="17.135cm" svg:y="0.004cm">
          <draw:image xlink:href="Pictures/10000201000002180000035322DE79ADEB60B2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10.663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4T20:34:48.020147661</dc:date>
    <meta:editing-duration>PT14H24M26S</meta:editing-duration>
    <meta:editing-cycles>81</meta:editing-cycles>
    <meta:generator>LibreOffice/6.0.7.3$Linux_X86_64 LibreOffice_project/00m0$Build-3</meta:generator>
    <meta:document-statistic meta:object-count="56"/>
  </office:meta>
</office:document-meta>
</file>